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885cm" svg:height="1.029cm" svg:x="1.2cm" svg:y="0.242cm">
          <draw:text-box>
            <text:p text:style-name="P1"><text:span text:style-name="T1">И последний выбор – между государством без права или правом без тупой </text:span></text:p>
            <text:p text:style-name="P1"><text:span text:style-name="T1">«государственности». </text:span></text:p>
          </draw:text-box>
        </draw:frame>
        <draw:frame draw:style-name="gr2" draw:text-style-name="P4" draw:layer="layout" svg:width="1.095cm" svg:height="0.645cm" svg:x="9.849cm" svg:y="2.333cm">
          <draw:text-box>
            <text:p text:style-name="P3"><text:span text:style-name="T2">или</text:span></text:p>
          </draw:text-box>
        </draw:frame>
        <draw:line draw:style-name="gr3" draw:text-style-name="P3" draw:layer="layout" svg:x1="10.836cm" svg:y1="2.698cm" svg:x2="11.069cm" svg:y2="2.698cm">
          <text:p/>
        </draw:line>
        <draw:frame draw:style-name="gr4" draw:text-style-name="P4" draw:layer="layout" svg:width="0.578cm" svg:height="0.685cm" svg:x="10.149cm" svg:y="1.959cm">
          <draw:text-box>
            <text:p text:style-name="P3"><text:span text:style-name="T2">j</text:span></text:p>
          </draw:text-box>
        </draw:frame>
        <draw:line draw:style-name="gr3" draw:text-style-name="P3" draw:layer="layout" svg:x1="9.737cm" svg:y1="2.698cm" svg:x2="9.97cm" svg:y2="2.698cm">
          <text:p/>
        </draw:line>
        <draw:frame draw:style-name="gr1" draw:text-style-name="P4" draw:layer="layout" svg:width="0.769cm" svg:height="0.758cm" svg:x="2.023cm" svg:y="6.031cm">
          <draw:text-box>
            <text:p text:style-name="P3"><text:span text:style-name="T2">1</text:span></text:p>
          </draw:text-box>
        </draw:frame>
        <draw:frame draw:style-name="gr1" draw:text-style-name="P4" draw:layer="layout" svg:width="3.855cm" svg:height="0.758cm" svg:x="5.936cm" svg:y="2.329cm">
          <draw:text-box>
            <text:p text:style-name="P3"><text:span text:style-name="T2">между государством</text:span></text:p>
          </draw:text-box>
        </draw:frame>
        <draw:frame draw:style-name="gr5" draw:layer="layout" svg:width="1.7cm" svg:height="0.645cm" svg:x="11.01cm" svg:y="2.337cm">
          <draw:text-box>
            <text:p text:style-name="P3"><text:span text:style-name="T2">правом</text:span></text:p>
          </draw:text-box>
        </draw:frame>
        <draw:custom-shape draw:style-name="gr6" draw:text-style-name="P3" draw:layer="layout" svg:width="7.62cm" svg:height="5.144cm" svg:x="5.504cm" svg:y="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0.777cm" svg:height="0.645cm" svg:x="1.606cm" svg:y="6.85cm">
          <draw:text-box>
            <text:p text:style-name="P3"><text:span text:style-name="T2">O</text:span></text:p>
          </draw:text-box>
        </draw:frame>
        <draw:line draw:style-name="gr3" draw:text-style-name="P3" draw:layer="layout" svg:x1="2.032cm" svg:y1="6.985cm" svg:x2="8.404cm" svg:y2="2.9cm">
          <text:p/>
        </draw:line>
        <draw:frame draw:style-name="gr7" draw:text-style-name="P4" draw:layer="layout" svg:width="1.535cm" svg:height="0.645cm" svg:x="1.207cm" svg:y="7.151cm">
          <draw:text-box>
            <text:p text:style-name="P3"><text:span text:style-name="T2">выбор</text:span></text:p>
          </draw:text-box>
        </draw:frame>
        <draw:frame draw:style-name="gr8" draw:text-style-name="P4" draw:layer="layout" svg:width="0.735cm" svg:height="0.645cm" svg:x="1.668cm" svg:y="8.084cm">
          <draw:text-box>
            <text:p text:style-name="P3"><text:span text:style-name="T2">A</text:span></text:p>
          </draw:text-box>
        </draw:frame>
        <draw:line draw:style-name="gr3" draw:text-style-name="P3" draw:layer="layout" svg:x1="2.034cm" svg:y1="8.203cm" svg:x2="2.026cm" svg:y2="7.666cm">
          <text:p/>
        </draw:line>
        <draw:frame draw:style-name="gr8" draw:text-style-name="P4" draw:layer="layout" svg:width="2.534cm" svg:height="0.645cm" svg:x="0.769cm" svg:y="8.385cm">
          <draw:text-box>
            <text:p text:style-name="P3"><text:span text:style-name="T2">и последний</text:span></text:p>
          </draw:text-box>
        </draw:frame>
        <draw:frame draw:style-name="gr8" draw:text-style-name="P4" draw:layer="layout" svg:width="0.735cm" svg:height="0.645cm" svg:x="6.493cm" svg:y="4.722cm">
          <draw:text-box>
            <text:p text:style-name="P3"><text:span text:style-name="T2">A</text:span></text:p>
          </draw:text-box>
        </draw:frame>
        <draw:line draw:style-name="gr3" draw:text-style-name="P3" draw:layer="layout" svg:x1="6.858cm" svg:y1="4.868cm" svg:x2="8.396cm" svg:y2="2.907cm">
          <text:p/>
        </draw:line>
        <draw:line draw:style-name="gr3" draw:text-style-name="P3" draw:layer="layout" svg:x1="6.875cm" svg:y1="6.039cm" svg:x2="6.874cm" svg:y2="5.252cm">
          <text:p/>
        </draw:line>
        <draw:line draw:style-name="gr3" draw:text-style-name="P3" draw:layer="layout" svg:x1="6.874cm" svg:y1="6.04cm" svg:x2="6.654cm" svg:y2="6.252cm">
          <text:p/>
        </draw:line>
        <draw:line draw:style-name="gr3" draw:text-style-name="P3" draw:layer="layout" svg:x1="6.073cm" svg:y1="5.252cm" svg:x2="7.573cm" svg:y2="5.252cm">
          <text:p/>
        </draw:line>
        <draw:line draw:style-name="gr3" draw:text-style-name="P3" draw:layer="layout" svg:x1="7.573cm" svg:y1="5.253cm" svg:x2="7.668cm" svg:y2="5.139cm">
          <text:p/>
        </draw:line>
        <draw:line draw:style-name="gr3" draw:text-style-name="P3" draw:layer="layout" svg:x1="5.982cm" svg:y1="5.365cm" svg:x2="6.077cm" svg:y2="5.251cm">
          <text:p/>
        </draw:line>
        <draw:frame draw:style-name="gr2" draw:text-style-name="P4" draw:layer="layout" svg:width="1.459cm" svg:height="0.645cm" svg:x="6.739cm" svg:y="5.6cm">
          <draw:text-box>
            <text:p text:style-name="P3"><text:span text:style-name="T2">право</text:span></text:p>
          </draw:text-box>
        </draw:frame>
        <draw:frame draw:style-name="gr9" draw:text-style-name="P6" draw:layer="layout" svg:width="0.815cm" svg:height="0.645cm" svg:x="6.226cm" svg:y="5.586cm">
          <draw:text-box>
            <text:p text:style-name="P5"><text:span text:style-name="T2">-а</text:span></text:p>
          </draw:text-box>
        </draw:frame>
        <draw:frame draw:style-name="gr10" draw:text-style-name="P4" draw:layer="layout" svg:width="0.777cm" svg:height="0.645cm" svg:x="6.751cm" svg:y="5.265cm">
          <draw:text-box>
            <text:p text:style-name="P3"><text:span text:style-name="T2">O</text:span></text:p>
          </draw:text-box>
        </draw:frame>
        <draw:frame draw:style-name="gr9" draw:text-style-name="P6" draw:layer="layout" svg:width="1.048cm" svg:height="0.645cm" svg:x="6.027cm" svg:y="5.287cm">
          <draw:text-box>
            <text:p text:style-name="P5"><text:span text:style-name="T2">без</text:span></text:p>
          </draw:text-box>
        </draw:frame>
        <draw:frame draw:style-name="gr8" draw:text-style-name="P4" draw:layer="layout" svg:width="0.735cm" svg:height="0.645cm" svg:x="9.331cm" svg:y="4.023cm">
          <draw:text-box>
            <text:p text:style-name="P3"><text:span text:style-name="T2">A</text:span></text:p>
          </draw:text-box>
        </draw:frame>
        <draw:line draw:style-name="gr3" draw:text-style-name="P3" draw:layer="layout" svg:x1="9.673cm" svg:y1="4.149cm" svg:x2="11.613cm" svg:y2="3.034cm">
          <text:p/>
        </draw:line>
        <draw:line draw:style-name="gr3" draw:text-style-name="P3" draw:layer="layout" svg:x1="9.692cm" svg:y1="5.362cm" svg:x2="9.691cm" svg:y2="4.575cm">
          <text:p/>
        </draw:line>
        <draw:line draw:style-name="gr3" draw:text-style-name="P3" draw:layer="layout" svg:x1="9.691cm" svg:y1="5.363cm" svg:x2="9.471cm" svg:y2="5.575cm">
          <text:p/>
        </draw:line>
        <draw:line draw:style-name="gr3" draw:text-style-name="P3" draw:layer="layout" svg:x1="8.89cm" svg:y1="4.575cm" svg:x2="10.39cm" svg:y2="4.575cm">
          <text:p/>
        </draw:line>
        <draw:line draw:style-name="gr3" draw:text-style-name="P3" draw:layer="layout" svg:x1="10.39cm" svg:y1="4.576cm" svg:x2="10.485cm" svg:y2="4.462cm">
          <text:p/>
        </draw:line>
        <draw:line draw:style-name="gr3" draw:text-style-name="P3" draw:layer="layout" svg:x1="8.799cm" svg:y1="4.688cm" svg:x2="8.894cm" svg:y2="4.574cm">
          <text:p/>
        </draw:line>
        <draw:frame draw:style-name="gr2" draw:text-style-name="P4" draw:layer="layout" svg:width="3.571cm" svg:height="0.645cm" svg:x="9.556cm" svg:y="4.923cm">
          <draw:text-box>
            <text:p text:style-name="P3"><text:span text:style-name="T2">государственность</text:span></text:p>
          </draw:text-box>
        </draw:frame>
        <draw:frame draw:style-name="gr9" draw:text-style-name="P6" draw:layer="layout" svg:width="0.815cm" svg:height="0.645cm" svg:x="9.043cm" svg:y="4.909cm">
          <draw:text-box>
            <text:p text:style-name="P5"><text:span text:style-name="T2">-и</text:span></text:p>
          </draw:text-box>
        </draw:frame>
        <draw:frame draw:style-name="gr10" draw:text-style-name="P4" draw:layer="layout" svg:width="0.777cm" svg:height="0.645cm" svg:x="9.568cm" svg:y="4.588cm">
          <draw:text-box>
            <text:p text:style-name="P3"><text:span text:style-name="T2">O</text:span></text:p>
          </draw:text-box>
        </draw:frame>
        <draw:frame draw:style-name="gr9" draw:text-style-name="P6" draw:layer="layout" svg:width="1.048cm" svg:height="0.645cm" svg:x="8.844cm" svg:y="4.61cm">
          <draw:text-box>
            <text:p text:style-name="P5"><text:span text:style-name="T2">без</text:span></text:p>
          </draw:text-box>
        </draw:frame>
        <draw:frame draw:style-name="gr8" draw:text-style-name="P4" draw:layer="layout" svg:width="0.735cm" svg:height="0.645cm" svg:x="9.604cm" svg:y="5.929cm">
          <draw:text-box>
            <text:p text:style-name="P3"><text:span text:style-name="T2">A</text:span></text:p>
          </draw:text-box>
        </draw:frame>
        <draw:line draw:style-name="gr3" draw:text-style-name="P3" draw:layer="layout" svg:x1="9.97cm" svg:y1="6.048cm" svg:x2="9.962cm" svg:y2="5.511cm">
          <text:p/>
        </draw:line>
        <draw:line draw:style-name="gr3" draw:text-style-name="P3" draw:layer="layout" svg:x1="9.97cm" svg:y1="6.049cm" svg:x2="9.962cm" svg:y2="5.512cm">
          <text:p/>
        </draw:line>
        <draw:frame draw:style-name="gr8" draw:text-style-name="P4" draw:layer="layout" svg:width="1.425cm" svg:height="0.645cm" svg:x="9.305cm" svg:y="6.23cm">
          <draw:text-box>
            <text:p text:style-name="P3"><text:span text:style-name="T2">тупо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2:43:44</dc:date>
    <dc:creator>artur </dc:creator>
    <meta:editing-duration>PT23H29M02S</meta:editing-duration>
    <meta:editing-cycles>7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41"/>
  </office:meta>
</office:document-meta>
</file>